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in" fo:margin-bottom="0in" loext:contextual-spacing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text-align="start" style:justify-single-word="false"/>
      <style:text-properties style:text-line-through-style="none" style:text-line-through-type="none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text-align="start" style:justify-single-word="false"/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in" loext:contextual-spacing="false" fo:text-align="start" style:justify-single-word="false"/>
      <style:text-properties fo:color="#ff0000" fo:font-size="14pt" style:font-size-asian="14pt" style:font-size-complex="14pt"/>
    </style:style>
    <style:style style:name="P12" style:family="paragraph" style:parent-style-name="Standard">
      <style:paragraph-properties fo:margin-top="0in" fo:margin-bottom="0in" loext:contextual-spacing="false" fo:text-align="start" style:justify-single-word="false"/>
      <style:text-properties fo:color="#ff0000"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P1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fo:font-size="14pt" style:text-underline-style="none" fo:font-weight="normal" style:font-size-asian="14pt" style:font-weight-asian="normal" style:font-size-complex="14pt"/>
    </style:style>
    <style:style style:name="P1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16" style:family="paragraph" style:parent-style-name="Standard" style:list-style-name="WWNum10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19" style:family="paragraph" style:parent-style-name="Standard" style:list-style-name="WWNum11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1" style:family="paragraph" style:parent-style-name="Standard" style:list-style-name="WWNum6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3" style:family="paragraph" style:parent-style-name="Standard" style:list-style-name="WWNum12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4" style:family="paragraph" style:parent-style-name="Standard" style:list-style-name="WWNum7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5" style:family="paragraph" style:parent-style-name="Standard" style:list-style-name="WWNum8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6" style:family="paragraph" style:parent-style-name="Standard" style:list-style-name="WWNum9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29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30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</style:style>
    <style:style style:name="P31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font-size="14pt" style:font-size-asian="14pt" style:font-size-complex="14pt"/>
    </style:style>
    <style:style style:name="P33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color="#000000" fo:font-size="14pt" style:text-underline-style="none" fo:font-weight="normal" style:font-size-asian="14pt" style:font-weight-asian="normal" style:font-size-complex="14pt"/>
    </style:style>
    <style:style style:name="P34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color="#ff0000"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P35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3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.5in" style:auto-text-indent="false"/>
    </style:style>
    <style:style style:name="P3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fo:font-size="14pt" style:font-size-asian="14pt" style:font-size-complex="14pt"/>
    </style:style>
    <style:style style:name="P38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.5in" style:auto-text-indent="false"/>
      <style:text-properties fo:font-size="14pt" style:font-size-asian="14pt" style:font-size-complex="14pt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text-underline-style="none" fo:font-weight="normal" style:font-size-asian="14pt" style:font-weight-asian="normal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text-line-through-style="none" style:text-line-through-type="none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7" style:family="text">
      <style:text-properties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T8" style:family="text">
      <style:text-properties fo:color="#000080" style:text-underline-style="solid" style:text-underline-width="auto" style:text-underline-color="font-color"/>
    </style:style>
    <style:style style:name="T9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0" style:family="text">
      <style:text-properties fo:color="#000000" fo:font-size="14pt" style:text-underline-style="none" fo:font-weight="normal" style:font-size-asian="14pt" style:font-weight-asian="normal" style:font-size-complex="14pt"/>
    </style:style>
    <style:style style:name="T11" style:family="text">
      <style:text-properties fo:color="#000000"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T12" style:family="text">
      <style:text-properties fo:color="#3333ff" fo:font-size="14pt" style:text-underline-style="none" fo:font-weight="normal" style:font-size-asian="14pt" style:font-weight-asian="normal" style:font-size-complex="14pt"/>
    </style:style>
    <style:style style:name="T13" style:family="text">
      <style:text-properties fo:color="#3333ff" fo:font-size="14pt" style:font-size-asian="14pt" style:font-size-complex="14pt"/>
    </style:style>
    <style:style style:name="T14" style:family="text">
      <style:text-properties style:text-underline-style="none" fo:font-weight="normal" style:font-weight-asian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<office:annotation office:name="__Annotation__3_1641557299"><dc:creator>Alan Bracco</dc:creator><dc:date>2018-01-19T11:41:10</dc:date><text:p><text:span text:style-name="T15">Links attached:</text:span></text:p><text:p/><text:p><text:span text:style-name="T15">https://forum.wordreference.com/threads/hum-ummm-hmmm-mmm-onomatopeya.2591924/?hl=es</text:span></text:p><text:p/><text:p><text:span text:style-name="T15">http://www.asihablamos.com/word/pais/ar/</text:span></text:p></office:annotation></text:span><text:span text:style-name="T1">CRITERIOS DE CORRECIÓN DE TWEETS EN ESPAÑOL</text:span><office:annotation-end office:name="__Annotation__3_1641557299"/></text:p>
      <text:p text:style-name="P2"/>
      <text:p text:style-name="P3"><text:span text:style-name="T2">La tarea consiste en corregir y estandarizar el lenguaje castellano usado en los tweets escritos en este idioma.</text:span></text:p>
      <text:p text:style-name="P3"><text:span text:style-name="T2">Se deben identificar las palabras que no son correctas e indicar su forma normalizada. A este tipo de palabras incorrectas, las llamaremos “variantes”.</text:span></text:p>
      <text:p text:style-name="P4"/>
      <text:p text:style-name="P4"/>
      <text:p text:style-name="P3"><text:span text:style-name="T6">Variante</text:span></text:p>
      <text:p text:style-name="P9"/>
      <text:p text:style-name="P3"><text:span text:style-name="T7">Serán aquellas palabras </text:span><text:span text:style-name="T2">que son incorrectas por algún motivo lingüistico</text:span><text:span text:style-name="T7">. Algunos casos pueden ser:</text:span></text:p>
      <text:list xml:id="list7943221522440169304" text:style-name="WWNum10">
        <text:list-item>
          <text:p text:style-name="P16"><text:span text:style-name="T7">ausencia o agregado de tildes (ej: jamas, péro)</text:span></text:p>
        </text:list-item>
        <text:list-item>
          <text:p text:style-name="P17"><text:span text:style-name="T7">errores ortográfico (ej: vurro, bentaniya)</text:span></text:p>
        </text:list-item>
        <text:list-item>
          <text:p text:style-name="P17"><text:span text:style-name="T7">repetición de caracteres (ej: hoooolaaaa, chaaaaau)</text:span></text:p>
        </text:list-item>
        <text:list-item>
          <text:p text:style-name="P17"><text:span text:style-name="T7">falta o agregado de letras (ej: saluds, computqadora)</text:span></text:p>
        </text:list-item>
        <text:list-item>
          <text:p text:style-name="P17"><text:span text:style-name="T7">palabras juntas (ej: porfavor, tequiero)</text:span></text:p>
        </text:list-item>
        <text:list-item>
          <text:p text:style-name="P17"><text:span text:style-name="T7">abrevia</text:span><text:span text:style-name="T2">turas</text:span><text:span text:style-name="T7">, siglas</text:span><text:span text:style-name="T2">, acrónimos, etc</text:span><text:span text:style-name="T7"> (ej: admin, aprox, </text:span><text:span text:style-name="T2">EEUU</text:span><text:span text:style-name="T7">)</text:span></text:p>
        </text:list-item>
        <text:list-item>
          <text:p text:style-name="P16"><text:span text:style-name="T7">intercambio de sonido por números (ej: 100pre, dormi2)</text:span></text:p>
        </text:list-item>
        <text:list-item>
          <text:p text:style-name="P16"><text:span text:style-name="T7">intercambio de letras por números según su forma (ej: h0la, hol4)</text:span></text:p>
        </text:list-item>
        <text:list-item>
          <text:p text:style-name="P16"><text:span text:style-name="T7">uso de caracter especial en lugar de letra (ej: </text:span><text:a xlink:type="simple" xlink:href="about:blank" text:style-name="Internet_20_link" text:visited-style-name="Visited_20_Internet_20_Link"><text:span text:style-name="T8">tod@s</text:span></text:a><text:span text:style-name="T7">)</text:span></text:p>
        </text:list-item>
        <text:list-item>
          <text:p text:style-name="P16"><text:span text:style-name="T7">error de mayúscula/minúscula (ej: fRanco, mario, cAbA</text:span><text:span text:style-name="T2">L</text:span><text:span text:style-name="T7">Lo)</text:span></text:p>
        </text:list-item>
        <text:list-item>
          <text:p text:style-name="P16"><text:span text:style-name="T2">error sintáctico (ej: “cayo” en “me cayo la boca”)</text:span></text:p>
        </text:list-item>
      </text:list>
      <text:p text:style-name="P10"><text:soft-page-break/></text:p>
      <text:p text:style-name="P8"/>
      <text:p text:style-name="P3"><text:span text:style-name="T2">Aquellas palabras que estén en otro idioma, no son consideradas incorrectas, siempre y cuando estén bien escritas.</text:span></text:p>
      <text:p text:style-name="P3"><text:span text:style-name="T2">Por ejemplo, “hello” será considerada correcta y “hellooo” incorrecta.</text:span></text:p>
      <text:p text:style-name="P3"><text:span text:style-name="T2">En el caso de las incorrectas, deberán ser normalizadas.</text:span></text:p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9">SINTAXIS DE CORRECCIÓN</text:span></text:p>
      <text:p text:style-name="P13"><text:soft-page-break/></text:p>
      <text:p text:style-name="P3"><text:span text:style-name="T10">Se escribirá la palabra original, seguida del n</text:span><text:span text:style-name="T2">úmero</text:span><text:span text:style-name="T10"> </text:span><text:span text:style-name="T2">0 (cero)</text:span><text:span text:style-name="T10"> y luego la forma correcta.</text:span></text:p>
      <text:p text:style-name="P14"/>
      <text:p text:style-name="P3"><text:span text:style-name="T10">Es decir:</text:span></text:p>
      <text:p text:style-name="P3"><text:span text:style-name="T12">&lt;palabra_original&gt;&lt;espacio&gt;&lt;número</text:span><text:span text:style-name="T13">_cero</text:span><text:span text:style-name="T12">&gt;&lt;espacio&gt;&lt;forma_correcta&gt;</text:span><text:span text:style-name="T10"> </text:span></text:p>
      <text:p text:style-name="P14"/>
      <text:p text:style-name="P1"><text:span text:style-name="T2">Para aquellos tweets que tengan más de una corrección, se utilizará un separador, el cual será “ | “ (&lt;espacio&gt;&lt;pipe&gt;&lt;espacio&gt;)</text:span></text:p>
      <text:p text:style-name="P7"/>
      <text:p text:style-name="P1"><text:span text:style-name="T2">El orden debe ser exactamente el mismo en el que aparecen en el tweet.</text:span></text:p>
      <text:p text:style-name="P1"><text:span text:style-name="T2">Además, si una palabra se repite, repetir la corrección.</text:span></text:p>
      <text:p text:style-name="P8"/>
      <text:p text:style-name="P3"><text:span text:style-name="T10">Ejemplos:</text:span></text:p>
      <text:p text:style-name="P8"/>
      <text:p text:style-name="P3"><text:span text:style-name="T2"><text:tab/>Tweet: “Hola holaa”</text:span></text:p>
      <text:p text:style-name="P3"><text:span text:style-name="T2"><text:tab/>Correcciones:</text:span></text:p>
      <text:p text:style-name="P3"><text:span text:style-name="T2"><text:tab/>holaa 0 hola</text:span></text:p>
      <text:p text:style-name="P8"/>
      <text:p text:style-name="P3"><text:span text:style-name="T2"><text:tab/>Tweet: “havia una vez un perrroo”</text:span></text:p>
      <text:p text:style-name="P3"><text:span text:style-name="T2"><text:tab/>Correcciones:</text:span></text:p>
      <text:p text:style-name="P3"><text:span text:style-name="T2"><text:tab/>havia 0 había | perrroo 0 perro</text:span></text:p>
      <text:p text:style-name="P8"/>
      <text:p text:style-name="P3"><text:soft-page-break/><text:span text:style-name="T2"><text:tab/>Tweet: “hello, la kama estaá fría!”</text:span></text:p>
      <text:p text:style-name="P3"><text:span text:style-name="T10"><text:tab/></text:span><text:span text:style-name="T2">Correcciones:</text:span></text:p>
      <text:p text:style-name="P3"><text:span text:style-name="T2"><text:tab/>kama 0 cama | estaá 0 está</text:span></text:p>
      <text:p text:style-name="P8"/>
      <text:p text:style-name="P29"><text:span text:style-name="T2">Tweet: “yaa yaa yaa”</text:span></text:p>
      <text:p text:style-name="P29"><text:span text:style-name="T2">Correcciones:</text:span></text:p>
      <text:p text:style-name="P29"><text:span text:style-name="T2">yaa 0 ya | yaa 0 ya | yaa 0 ya</text:span></text:p>
      <text:p text:style-name="P14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9">TIPS IMPORTANTES PARA CORRECCIÓN</text:span></text:p>
      <text:p text:style-name="P13"><text:soft-page-break/></text:p>
      <text:p text:style-name="P6"/>
      <text:list xml:id="list107111250170685556" text:style-name="WWNum5">
        <text:list-item>
          <text:p text:style-name="P18"><text:span text:style-name="T5">Diminutivos y aumentativos</text:span></text:p>
        </text:list-item>
      </text:list>
      <text:p text:style-name="P8"/>
      <text:p text:style-name="P30"><text:span text:style-name="T10">Los diminutivos y aumentativos son palabras correctas.</text:span></text:p>
      <text:p text:style-name="P30"><text:span text:style-name="T2">En caso de ser una variante de estos, normalizar al diminutivo/aumentativo más simple y correcto.</text:span></text:p>
      <text:p text:style-name="P32"/>
      <text:p text:style-name="P30"><text:span text:style-name="T2">Ejemplos: casononón → caserón</text:span></text:p>
      <text:p text:style-name="P30"><text:span text:style-name="T2"><text:tab/> <text:s text:c="6"/>chiquititito → chiquito</text:span></text:p>
      <text:p text:style-name="P32"/>
      <text:list xml:id="list2410444234642201906" text:style-name="WWNum11">
        <text:list-item>
          <text:p text:style-name="P19"><text:span text:style-name="T5">Interjecciones</text:span></text:p>
        </text:list-item>
      </text:list>
      <text:p text:style-name="P33"/>
      <text:p text:style-name="P30"><text:span text:style-name="T10">En </text:span><text:span text:style-name="T2">interjecciones</text:span><text:span text:style-name="T10"> (ja, aj, oh, eh, etc) normalizar al mínimo necesario.</text:span></text:p>
      <text:p text:style-name="P30"><text:span text:style-name="T10">Ejemplos: aajjajjaaaajajaja → ja</text:span></text:p>
      <text:p text:style-name="P30"><text:span text:style-name="T10"><text:tab/> <text:s text:c="6"/>ooooohhhhh → oh</text:span></text:p>
      <text:p text:style-name="P30"><text:span text:style-name="T2"><text:tab/> <text:s text:c="6"/>mmmm → mm</text:span></text:p>
      <text:p text:style-name="P30"><text:span text:style-name="T2"><text:tab/> <text:s text:c="6"/>hmmm → mm</text:span></text:p>
      <text:p text:style-name="P30"><text:span text:style-name="T2"><text:tab/> <text:s text:c="6"/>hummm → mm</text:span></text:p>
      <text:p text:style-name="P30"><text:span text:style-name="T2"><text:tab/> <text:s text:c="6"/>grrrr → grr</text:span></text:p>
      <text:p text:style-name="P32"/>
      <text:list xml:id="list8023839302828684538" text:style-name="WWNum3">
        <text:list-item>
          <text:p text:style-name="P20"><text:span text:style-name="T5">Tildes</text:span></text:p>
        </text:list-item>
      </text:list>
      <text:p text:style-name="P14"><text:soft-page-break/></text:p>
      <text:p text:style-name="P30"><text:span text:style-name="T10">Analizar cuidadosamente los tildes. </text:span></text:p>
      <text:p text:style-name="P30"><text:span text:style-name="T10">Ejemplo “él sol” está mal. Es “el sol”.</text:span></text:p>
      <text:p text:style-name="P30"><text:span text:style-name="T10">Tener en cuenta además la posibilidad de que aparezcan tildes invertidos</text:span><text:span text:style-name="T2"> (à, è, etc). E</text:span><text:span text:style-name="T10">so no pertenece al español, pero re</text:span><text:span text:style-name="T2">cordar que </text:span><text:span text:style-name="T10">la diéresis s</text:span><text:span text:style-name="T2">í</text:span><text:span text:style-name="T10">.</text:span></text:p>
      <text:p text:style-name="P8"/>
      <text:list xml:id="list6394139752242169923" text:style-name="WWNum6">
        <text:list-item>
          <text:p text:style-name="P21"><text:span text:style-name="T5">Mayúsculas y minúsculas</text:span></text:p>
        </text:list-item>
      </text:list>
      <text:p text:style-name="P6"/>
      <text:p text:style-name="P30"><text:span text:style-name="T2">Las </text:span><text:span text:style-name="T10">mayúsculas y minúsculas deben respetarse.</text:span></text:p>
      <text:p text:style-name="P30"><text:span text:style-name="T10">Ejemplos: </text:span></text:p>
      <text:p text:style-name="P30"><text:span text:style-name="T10">whatsapp → WhatsApp, caSA </text:span><text:span text:style-name="T2">→</text:span><text:span text:style-name="T10"> casa, mabel </text:span><text:span text:style-name="T2">→</text:span><text:span text:style-name="T10"> Mabel</text:span></text:p>
      <text:p text:style-name="P32"/>
      <text:p text:style-name="P14"/>
      <text:p text:style-name="P8"/>
      <text:list xml:id="list6595071739715595418" text:style-name="WWNum1">
        <text:list-item>
          <text:p text:style-name="P22"><text:span text:style-name="T5">Aglutinación de palabras</text:span></text:p>
        </text:list-item>
      </text:list>
      <text:p text:style-name="P8"/>
      <text:p text:style-name="P29"><text:span text:style-name="T2">Cuando la corrección consiste en más de una palabra, separarlas mediante guión bajo.</text:span></text:p>
      <text:p text:style-name="P29"><text:span text:style-name="T2">Ejemplos: porfavor → por_favor, tequiero → te_quiero</text:span></text:p>
      <text:p text:style-name="P8"/>
      <text:list xml:id="list5816767364114800124" text:style-name="WWNum12">
        <text:list-item>
          <text:p text:style-name="P23"><text:span text:style-name="T5">Ambigüedad en variantes</text:span></text:p>
        </text:list-item>
      </text:list>
      <text:p text:style-name="P8"/>
      <text:p text:style-name="P30"><text:span text:style-name="T4">Para las variantes ambiguas, </text:span><text:span text:style-name="T7">indicar </text:span><text:span text:style-name="T2">en la corrección, la</text:span><text:span text:style-name="T7"> terminación masculina/femenina (en ese orden). Est</text:span><text:span text:style-name="T2">o es solo cuando la</text:span><text:span text:style-name="T7"> </text:span><text:span text:style-name="T2">ambigüedad no es resuelta por el contexto.</text:span></text:p>
      <text:p text:style-name="P32"><text:soft-page-break/></text:p>
      <text:p text:style-name="P30"><text:span text:style-name="T7">Ejemplo:</text:span></text:p>
      <text:p text:style-name="P30"><text:span text:style-name="T2">Tweet: “Tod@s tienen novix”</text:span></text:p>
      <text:p text:style-name="P30"><text:span text:style-name="T2">Correcciones: </text:span><text:span text:style-name="T7">tod</text:span><text:span text:style-name="T2">@</text:span><text:span text:style-name="T7">s </text:span><text:span text:style-name="T2">0</text:span><text:span text:style-name="T7"> todos/as | </text:span><text:span text:style-name="T2">novix 0 novio/a</text:span></text:p>
      <text:p text:style-name="P34"/>
      <text:p text:style-name="P30"><text:span text:style-name="T7">En el caso de “me cayo la boca”, “cayo” se clasifica como “</text:span><text:span text:style-name="T2">variante</text:span><text:span text:style-name="T7">” (</text:span><text:span text:style-name="T2">0</text:span><text:span text:style-name="T7">),</text:span></text:p>
      <text:p text:style-name="P30"><text:span text:style-name="T7">pero la corrección puede ser “callo” o “calló</text:span><text:span text:style-name="T2">”, entonces resultará:</text:span></text:p>
      <text:p text:style-name="P30"><text:span text:style-name="T2">Tweet: “me cayo la boca”</text:span></text:p>
      <text:p text:style-name="P30"><text:span text:style-name="T2">Correcciones: </text:span><text:span text:style-name="T7">cayo </text:span><text:span text:style-name="T2">0</text:span><text:span text:style-name="T7"> callo/calló</text:span></text:p>
      <text:p text:style-name="P8"/>
      <text:p text:style-name="P8"/>
      <text:list xml:id="list1260070427862141809" text:style-name="WWNum7">
        <text:list-item>
          <text:p text:style-name="P24"><text:span text:style-name="T5">Abreviaturas, siglas, acrónimos, etc</text:span></text:p>
        </text:list-item>
      </text:list>
      <text:p text:style-name="P6"/>
      <text:p text:style-name="P36"><text:span text:style-name="T2">Solo se normalizarán a su palabra completa las abreviaturas.</text:span></text:p>
      <text:p text:style-name="P36"><text:span text:style-name="T2">Ejemplo: </text:span></text:p>
      <text:p text:style-name="P30"><text:span text:style-name="T2">Tweet: “el admin atiende el tel”</text:span></text:p>
      <text:p text:style-name="P30"><text:span text:style-name="T2">Correcciones: admin 0 administrador | tel → teléfono</text:span></text:p>
      <text:p text:style-name="P32"/>
      <text:p text:style-name="P30"><text:span text:style-name="T2">Con respecto al resto (siglas, acrónimos, etc), normalizarán a su mismo tipo, es decir, la corrección será una sigla, acrónimo, etc, dependiendo del caso. Ejemplos: EEUU → EE.UU. , biT → bit , fifa → F.I.F.A.</text:span></text:p>
      <text:p text:style-name="P8"/>
      <text:p text:style-name="P29"><text:span text:style-name="T2">Notar que las siglas están en mayúsculas y utilizan puntos incluido el punto final.</text:span></text:p>
      <text:p text:style-name="P31"><text:soft-page-break/></text:p>
      <text:list xml:id="list6892086593074195215" text:style-name="WWNum8">
        <text:list-item>
          <text:p text:style-name="P25"><text:span text:style-name="T5">Normalización desconocida</text:span></text:p>
        </text:list-item>
      </text:list>
      <text:p text:style-name="P3"><text:span text:style-name="T5"><text:tab/></text:span></text:p>
      <text:p text:style-name="P3"><text:span text:style-name="T5"><text:tab/></text:span><text:span text:style-name="T2">Para aquellos casos en los que no se sepa la forma normalizada,</text:span></text:p>
      <text:p text:style-name="P3"><text:span text:style-name="T2"><text:tab/>poner ‘ - ‘ (guión medio) como corrección.</text:span></text:p>
      <text:p text:style-name="P3"><text:span text:style-name="T2"><text:tab/>Ejemplo:</text:span></text:p>
      <text:p text:style-name="P3"><text:span text:style-name="T2"><text:tab/>Tweet: “Holaaaa agsfsdf”</text:span></text:p>
      <text:p text:style-name="P3"><text:span text:style-name="T2"><text:tab/>Correcciones: Holaaaa 0 Hola | agsfsds 0 -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6462826632566714668" text:style-name="WWNum9">
        <text:list-item>
          <text:p text:style-name="P26"><text:span text:style-name="T5">Lunfardo, argentinismos, jerga de internet, etc</text:span></text:p>
        </text:list-item>
      </text:list>
      <text:p text:style-name="P6"/>
      <text:p text:style-name="P3"><text:span text:style-name="T5"><text:tab/></text:span><text:span text:style-name="T2">Todo lo que es “lunfardo”, argentinismo, jerga de internet y no esté mal</text:span></text:p>
      <text:p text:style-name="P36"><text:span text:style-name="T2">escrito, se considera correcto. Por ejemplo: “bondi” es correcta, “vondi”</text:span></text:p>
      <text:p text:style-name="P36"><text:span text:style-name="T2">no. Para casos como “hdp”, “lpm”, etc, normalizar a “HDP”, “LPM”, etc.</text:span></text:p>
      <text:p text:style-name="P5"/>
      <text:p text:style-name="P1"><text:soft-page-break/><text:span text:style-name="T5"><text:tab/></text:span><text:span text:style-name="T2">Cuando haya que normalizar, elegir el acento argentino.</text:span></text:p>
      <text:p text:style-name="P1"><text:span text:style-name="T2"><text:tab/>Ejemplo:</text:span></text:p>
      <text:p text:style-name="P35"><text:span text:style-name="T2">Tweet: “andaa y coorre”</text:span></text:p>
      <text:p text:style-name="P35"><text:span text:style-name="T2">Correcciones (correcta): andaa 0 andá | coorre 0 corré</text:span></text:p>
      <text:p text:style-name="P35"><text:span text:style-name="T2">Correcciones (incorrecta): andaa 0 anda | coorre 0 corre</text:span></text:p>
      <text:p text:style-name="P37"/>
      <text:p text:style-name="P35"><text:span text:style-name="T2">Notar que si el tweet fuera “Él coorre”, sería distinto, ya que la</text:span></text:p>
      <text:p text:style-name="P35"><text:span text:style-name="T2">corrección no es “corré”, sino “corre”.</text:span></text:p>
      <text:p text:style-name="P37"/>
      <text:p text:style-name="P35"><text:span text:style-name="T2">Esto es solo al momento de normalizar, es decir, si el tweet es</text:span></text:p>
      <text:p text:style-name="P35"><text:span text:style-name="T2">“anda y corre”, las palabras son tomadas como correctas y no hay</text:span></text:p>
      <text:p text:style-name="P35"><text:span text:style-name="T2">que corregirlas.</text:span></text:p>
      <text:p text:style-name="P37"/>
      <text:p text:style-name="P37"/>
      <text:list xml:id="list479621753743844775" text:style-name="WWNum4">
        <text:list-item>
          <text:p text:style-name="P28"><text:span text:style-name="T5">Elementos de internet/Twitter</text:span></text:p>
        </text:list-item>
      </text:list>
      <text:p text:style-name="P5"/>
      <text:p text:style-name="P1"><text:span text:style-name="T5"><text:tab/></text:span><text:span text:style-name="T2">Direcciones de correos electrónicos, enlaces, usuarios, etiquetas,</text:span></text:p>
      <text:p text:style-name="P35"><text:span text:style-name="T2">hashtags, etc, no serán normalizados.</text:span></text:p>
      <text:p text:style-name="P8"/>
      <text:list xml:id="list2929014441259320505" text:style-name="WWNum2">
        <text:list-item>
          <text:p text:style-name="P27"><text:span text:style-name="T5">Tweet en forma normal</text:span></text:p>
        </text:list-item>
      </text:list>
      <text:p text:style-name="P6"/>
      <text:p text:style-name="P30"><text:soft-page-break/><text:span text:style-name="T11">Si no hay correcciones, dejar en blanco.</text:span></text:p>
      <text:p text:style-name="P30"><text:span text:style-name="T2">Ejemplo:</text:span></text:p>
      <text:p text:style-name="P30"><text:span text:style-name="T2">Tweet: “Hola loco”</text:span></text:p>
      <text:p text:style-name="P30"><text:span text:style-name="T2">Correcciones:</text:span></text:p>
      <text:p text:style-name="P8"/>
      <text:p text:style-name="P8"/>
      <text:p text:style-name="P37"/>
      <text:p text:style-name="P37"/>
      <text:p text:style-name="P37"/>
      <text:p text:style-name="P38"/>
      <text:p text:style-name="P32"/>
      <text:p text:style-name="P8"/>
      <text:p text:style-name="P12"/>
      <text:p text:style-name="P11"/>
      <text:p text:style-name="P1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A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A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4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4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4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4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4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4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109" meta:word-count="804" meta:character-count="5061" meta:non-whitespace-character-count="4316"/>
    <meta:generator>LibreOfficeDev/5.1.0.3$Linux_X86_64 LibreOffice_project/</meta:generator>
  </office:meta>
</office:document-meta>
</file>